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Fine_20_Dashed" draw:fill="solid" draw:fill-color="#ffffff" draw:textarea-horizontal-align="left" draw:textarea-vertical-align="top" draw:auto-grow-height="false" fo:min-height="0cm" fo:min-width="0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top" draw:auto-grow-height="false" fo:min-height="0cm" fo:min-width="0cm" fo:padding-top="0.03cm"/>
    </style:style>
    <style:style style:name="gr11" style:family="graphic" style:parent-style-name="standard">
      <style:graphic-properties draw:stroke="dash" draw:stroke-dash="Fine_20_Dashed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Dash_20_2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Dash_20_3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9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size="14pt"/>
    </style:style>
    <style:style style:name="P12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fo:font-size="14pt"/>
    </style:style>
    <style:style style:name="T6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5cm" svg:height="12.872cm" svg:x="3.707cm" svg:y="9.978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25cm" svg:height="9.678cm" svg:x="4.489cm" svg:y="10.35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cm" svg:height="3.449cm" svg:x="3.707cm" svg:y="6.528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5cm" svg:height="2cm" svg:x="5.007cm" svg:y="20.319cm">
          <text:p text:style-name="P1">PHP Languag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617cm" svg:x="10.271cm" svg:y="9.14cm">
          <text:p text:style-name="P6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2.5cm" svg:height="2cm" svg:x="5.007cm" svg:y="7.14cm">
          <text:p text:style-name="P1">Web Us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0.25cm" svg:height="5.32cm" svg:x="4.922cm" svg:y="13.954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cm" svg:height="4.049cm" svg:x="5.726cm" svg:y="14.607cm">
          <text:p text:style-name="P1">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cm" svg:height="4cm" svg:x="10.402cm" svg:y="14.639cm">
          <text:p text:style-name="P1">Packages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726cm" svg:y1="16.441cm" svg:x2="10.402cm" svg:y2="16.441cm">
          <text:p text:style-name="P6"/>
        </draw:line>
        <draw:custom-shape draw:style-name="gr5" draw:text-style-name="P5" draw:layer="layout" svg:width="1cm" svg:height="7.562cm" svg:x="15.507cm" svg:y="12.757cm">
          <text:p text:style-name="P6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3.25cm" svg:height="1.197cm" svg:x="8.521cm" svg:y="12.757cm">
          <text:p text:style-name="P1"><text:span text:style-name="T2">API</text:span></text:p>
          <draw:enhanced-geometry svg:viewBox="0 0 21600 21600" draw:text-areas="?f0 ?f7 ?f2 21600" draw:type="up-arrow" draw:modifiers="9141.23539232053 3807.074746231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2cm" svg:height="1.045cm" svg:x="9.071cm" svg:y="19.274cm">
          <text:p text:style-name="P6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2" draw:layer="layout" svg:x1="17.257cm" svg:y1="19.778cm" svg:x2="1.757cm" svg:y2="19.778cm">
          <text:p text:style-name="P6"/>
        </draw:line>
        <draw:frame draw:style-name="gr12" draw:text-style-name="P7" draw:layer="layout" svg:width="2.153cm" svg:height="1.199cm" svg:x="1.607cm" svg:y="18.579cm">
          <draw:text-box>
            <text:p text:style-name="P6"><text:span text:style-name="T1">Library</text:span></text:p>
            <text:p text:style-name="P6"><text:span text:style-name="T1">inclusion</text:span></text:p>
          </draw:text-box>
        </draw:frame>
        <draw:line draw:style-name="gr13" draw:text-style-name="P2" draw:layer="layout" svg:x1="17.257cm" svg:y1="13.627cm" svg:x2="1.757cm" svg:y2="13.628cm">
          <text:p text:style-name="P6"/>
        </draw:line>
        <draw:frame draw:style-name="gr12" draw:text-style-name="P7" draw:layer="layout" svg:width="1.717cm" svg:height="1.199cm" svg:x="1.607cm" svg:y="12.528cm">
          <draw:text-box>
            <text:p text:style-name="P6"><text:span text:style-name="T1">Code</text:span></text:p>
            <text:p text:style-name="P6"><text:span text:style-name="T1">writing</text:span></text:p>
          </draw:text-box>
        </draw:frame>
        <draw:line draw:style-name="gr14" draw:text-style-name="P2" draw:layer="layout" svg:x1="17.257cm" svg:y1="9.977cm" svg:x2="1.757cm" svg:y2="9.978cm">
          <text:p text:style-name="P6"/>
        </draw:line>
        <draw:frame draw:style-name="gr12" draw:text-style-name="P7" draw:layer="layout" svg:width="2.318cm" svg:height="1.199cm" svg:x="1.607cm" svg:y="8.778cm">
          <draw:text-box>
            <text:p text:style-name="P6"><text:span text:style-name="T1">Page</text:span></text:p>
            <text:p text:style-name="P6"><text:span text:style-name="T1">execution</text:span></text:p>
          </draw:text-box>
        </draw:frame>
        <draw:custom-shape draw:style-name="gr4" draw:text-style-name="P1" draw:layer="layout" svg:width="12.5cm" svg:height="2.021cm" svg:x="5.007cm" svg:y="10.757cm">
          <text:p text:style-name="P1">Pages of code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448cm" svg:height="0.882cm" draw:transform="rotate (1.5707963267946) translate (17.825cm 18.128cm)">
          <draw:text-box>
            <text:p text:style-name="P6"><text:span text:style-name="T3">Server Side</text:span></text:p>
          </draw:text-box>
        </draw:frame>
        <draw:frame draw:style-name="gr12" draw:text-style-name="P8" draw:layer="layout" svg:width="3.233cm" svg:height="0.882cm" draw:transform="rotate (1.5707963267946) translate (17.857cm 9.876cm)">
          <draw:text-box>
            <text:p text:style-name="P6"><text:span text:style-name="T3">Client Side</text:span></text:p>
          </draw:text-box>
        </draw:frame>
        <draw:frame draw:style-name="gr12" draw:text-style-name="P9" draw:layer="layout" svg:width="2.509cm" svg:height="0.759cm" draw:transform="rotate (1.5707963267946) translate (15.607cm 18.278cm)">
          <draw:text-box>
            <text:p text:style-name="P6"><text:span text:style-name="T4">Direct call</text:span></text:p>
          </draw:text-box>
        </draw:frame>
        <draw:frame draw:style-name="gr12" draw:text-style-name="P10" draw:layer="layout" svg:width="3.182cm" svg:height="0.806cm" draw:transform="rotate (1.5707963267946) translate (16.888cm 18.078cm)">
          <draw:text-box>
            <text:p text:style-name="P6"><text:span text:style-name="T2">Your Project</text:span></text:p>
          </draw:text-box>
        </draw:frame>
        <draw:custom-shape draw:style-name="gr15" draw:text-style-name="P11" draw:layer="layout" svg:width="7.25cm" svg:height="2.75cm" svg:x="11.1cm" svg:y="2.25cm">
          <text:p text:style-name="P1"><text:span text:style-name="T5">Legend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5cm" svg:height="0.75cm" svg:x="11.55cm" svg:y="3.1cm"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2" draw:layer="layout" svg:x1="13.05cm" svg:y1="4.4cm" svg:x2="11.55cm" svg:y2="4.4cm">
          <text:p text:style-name="P6"/>
        </draw:line>
        <draw:frame draw:style-name="gr17" draw:text-style-name="P12" draw:layer="layout" svg:width="3cm" svg:height="0.64cm" svg:x="13.35cm" svg:y="3.15cm">
          <draw:text-box>
            <text:p text:style-name="P6"><text:span text:style-name="T6">Espone funzioni</text:span></text:p>
          </draw:text-box>
        </draw:frame>
        <draw:frame draw:style-name="gr17" draw:text-style-name="P12" draw:layer="layout" svg:width="5.25cm" svg:height="0.64cm" svg:x="13.35cm" svg:y="4.05cm">
          <draw:text-box>
            <text:p text:style-name="P6"><text:span text:style-name="T6">Livello di scrittura del cod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1="1" draw:dots1-length="0.51cm" draw:dots2="1" draw:dots2-length="0.51cm" draw:distance="0.51cm"/>
    <draw:stroke-dash draw:name="Dash_20_3" draw:display-name="Dash 3" draw:style="rect" draw:dots1="1" draw:dots1-length="0.51cm" draw:dots2="1" draw:dots2-length="0.51cm" draw:distance="0.51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Fabrizio C</meta:initial-creator>
    <meta:creation-date>2007-10-10T17:54:59</meta:creation-date>
    <dc:creator>Fabrizio C</dc:creator>
    <dc:date>2007-10-29T13:56:07</dc:date>
    <dc:language>it-IT</dc:language>
    <meta:editing-cycles>5</meta:editing-cycles>
    <meta:editing-duration>PT2M52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